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fo:font-weight="bold" style:font-weight-asian="bold" style:font-name-complex="Calibri"/>
    </style:style>
    <style:style style:name="P2" style:family="paragraph" style:parent-style-name="Standard">
      <style:text-properties style:font-name="Calibri" fo:font-size="11pt" style:font-size-asian="11pt" style:font-name-complex="Calibri" style:font-size-complex="11pt"/>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align="justify" style:justify-single-word="false" fo:text-indent="1.249cm" style:auto-text-indent="false"/>
    </style:style>
    <style:style style:name="P5" style:family="paragraph" style:parent-style-name="Standard">
      <style:paragraph-properties fo:margin-top="0cm" fo:margin-bottom="0.423cm" style:contextual-spacing="false" fo:text-align="justify" style:justify-single-word="false"/>
      <style:text-properties style:font-name="Calibri" fo:font-size="11pt" style:font-size-asian="11pt" style:font-name-complex="Calibri" style:font-size-complex="11pt"/>
    </style:style>
    <style:style style:name="P6" style:family="paragraph" style:parent-style-name="Standard" style:master-page-name="Standard">
      <style:paragraph-properties style:page-number="auto"/>
      <style:text-properties style:font-name="Calibri" fo:font-weight="bold" style:font-weight-asian="bold" style:font-name-complex="Calibri"/>
    </style:style>
    <style:style style:name="T1" style:family="text">
      <style:text-properties style:font-name="Calibri" style:font-name-complex="Calibri"/>
    </style:style>
    <style:style style:name="T2" style:family="text">
      <style:text-properties style:font-name="Calibri" fo:font-style="italic" style:font-style-asian="italic" style:font-name-complex="Calibri"/>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SÉ ANTONIO CAÑIZARES MATA</text:p>
      <text:p text:style-name="P1"/>
      <text:p text:style-name="P1">Ornitólogo</text:p>
      <text:p text:style-name="P1"/>
      <text:p text:style-name="P4"><text:span text:style-name="T1">Amante de la naturaleza desde pequeño, muy motivado por mi padre, mi madre y mis hermanos pues salíamos mucho al campo. </text:span></text:p>
      <text:p text:style-name="P4"><text:span text:style-name="T1">En 1991 descubrí la SAO, y gracias a ella me hice ornitólogo. Desde entonces no ha parado de colaborar activamente con ella. En 1995 me hice socio de SEO/BirdLife, con la que también colaboro activamente como voluntario o coordinador provincial de algunos de los programas que esta asociación tiene en marcha a nivel estatal (Sacre, Noctua, Sacín, Paser, Atlas de reproductoras o censos de especies específicos).</text:span></text:p>
      <text:p text:style-name="P4"><text:span text:style-name="T1">También en 1995 obtuve el título de anillador científico de aves, entrando a ser miembro del Grupo Manchego de Anillamiento (GMA). He colaborado en muchas campañas de anillamiento local, nacional e internacional, destacando las de Annsjon (Suecia), Kvismaren (Suecia), Treswell (Inglaterra), Salburúa (País Vasco), Laguna de la Nava (Palencia), Chico Mendes (Ciudad Real) o las de Nerpio (Castilla- La Mancha). Desde el año 2000 coordina este grupo de anillamiento de SAO. </text:span></text:p>
      <text:p text:style-name="P4"><text:span text:style-name="T1">Junto a otros socios de SAO colaboré en la publicación del primer Anuario Ornitológico de la provincia de Albacete, en el año 2001. Desde entonces me encargué de la coordinación para trabajar en la elaboración del presente Anuario Ornitológico de Albacete online, y de la que es autor junto con sus hermanos David y Víctor Cañizares, contando con la imprescindible ayuda de Raúl Galindo y Juan Picazo.</text:span></text:p>
      <text:p text:style-name="P4"><text:span text:style-name="T1">He publicado junto a otros autores, en varios artículos de diversos medios escritos como la </text:span><text:a xlink:type="simple" xlink:href="http://www.iealbacetenses.com/index.php?menu=79&amp;ruta&amp;id=0&amp;tipomenu"><text:span text:style-name="Internet_20_link"><text:span text:style-name="T2">Revista Sabúco</text:span></text:span></text:a><text:span text:style-name="T1">, la </text:span><text:a xlink:type="simple" xlink:href="http://www.seo.org/2012/04/25/revista-de-anillamiento-2/"><text:span text:style-name="Internet_20_link"><text:span text:style-name="T2">Revista de Anillamiento</text:span></text:span></text:a><text:span text:style-name="T1">, el </text:span><text:a xlink:type="simple" xlink:href="http://www.uclm.es/ceclm/librosnuevos/2005febrero/ornitologico.htm"><text:span text:style-name="Internet_20_link"><text:span text:style-name="T2">Anuario Ornitológico de Ciudad Real</text:span></text:span></text:a><text:span text:style-name="T2"> </text:span><text:span text:style-name="T1">o los </text:span><text:a xlink:type="simple" xlink:href="https://es-es.facebook.com/www.coscoja.org"><text:span text:style-name="Internet_20_link"><text:span text:style-name="T2">Cuadernos de Barrax</text:span></text:span></text:a><text:span text:style-name="T1">.</text:span></text:p>
      <text:p text:style-name="P4"><text:span text:style-name="T1">Me gusta la informática, en especial las bases de datos, el diseño web y los SIG.</text:span></text:p>
      <text:p text:style-name="P5"/>
      <text:p text:style-name="P3"><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2" style:font-family-complex="FreeSan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pitch-complex="variable" style:font-size-complex="12pt" style:font-style-complex="italic"/>
    </style:style>
    <style:style style:name="Fuente_20_de_20_párrafo_20_predeter." style:display-name="Fuente de párrafo predeter." style:family="text"/>
    <style:style style:name="WW8Num1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VID CAÑIZARES MATA</dc:title>
    <meta:initial-creator>David Cañizares Mata</meta:initial-creator>
    <meta:creation-date>2014-06-09T16:19:00</meta:creation-date>
    <dc:creator>Dupont</dc:creator>
    <dc:date>2014-09-17T15:29:00</dc:date>
    <meta:editing-cycles>7</meta:editing-cycles>
    <meta:editing-duration>P3DT6H16M</meta:editing-duration>
    <meta:document-statistic meta:table-count="0" meta:image-count="0" meta:object-count="0" meta:page-count="1" meta:paragraph-count="9" meta:word-count="278" meta:character-count="1726" meta:non-whitespace-character-count="1453"/>
    <meta:generator>LibreOffice/4.2.7.2$Linux_X86_64 LibreOffice_project/420m0$Build-2</meta:generator>
  </office:meta>
</office:document-meta>
</file>